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2cm"/>
    </style:style>
    <style:style style:name="gr7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1cm"/>
    </style:style>
    <style:style style:name="gr8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dfcce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2cm" svg:y="2.4cm">
          <text:p text:style-name="P1"><text:span text:style-name="T1">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2.001cm" svg:y="5.401cm">
          <text:p text:style-name="P1"><text:span text:style-name="T1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2.002cm" svg:y="8.402cm">
          <text:p text:style-name="P1"><text:span text:style-name="T1">Main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2.003cm" svg:y="11.403cm">
          <text:p text:style-name="P1"><text:span text:style-name="T1">Param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2.004cm" svg:y="14.504cm">
          <text:p text:style-name="P1"><text:span text:style-name="T1">Param 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3cm" svg:y1="4.4cm" svg:x2="3.001cm" svg:y2="5.401cm" draw:start-shape="id1" draw:start-glue-point="8" draw:end-shape="id2" draw:end-glue-point="4" svg:d="M3000 4400c0 751 1 251 1 1001" svg:viewBox="0 0 2 1002">
          <text:p/>
        </draw:connector>
        <draw:frame draw:style-name="gr3" draw:text-style-name="P4" draw:layer="layout" svg:width="0.786cm" svg:height="0.725cm" svg:x="2.914cm" svg:y="4.3cm">
          <draw:text-box>
            <text:p><text:span text:style-name="T2">A</text:span></text:p>
          </draw:text-box>
        </draw:frame>
        <draw:connector draw:style-name="gr2" draw:text-style-name="P3" draw:layer="layout" draw:type="curve" svg:x1="3.001cm" svg:y1="7.401cm" svg:x2="3.002cm" svg:y2="8.402cm" draw:start-shape="id2" draw:start-glue-point="8" draw:end-shape="id3" draw:end-glue-point="4" svg:d="M3001 7401c0 751 1 251 1 1001" svg:viewBox="0 0 2 1002">
          <text:p/>
        </draw:connector>
        <draw:frame draw:style-name="gr4" draw:text-style-name="P4" draw:layer="layout" svg:width="0.807cm" svg:height="0.725cm" svg:x="0.414cm" svg:y="10.501cm">
          <draw:text-box>
            <text:p><text:span text:style-name="T2">D</text:span></text:p>
          </draw:text-box>
        </draw:frame>
        <draw:connector draw:style-name="gr2" draw:text-style-name="P3" draw:layer="layout" draw:type="curve" svg:x1="3.002cm" svg:y1="10.402cm" svg:x2="3.003cm" svg:y2="11.403cm" draw:start-shape="id3" draw:start-glue-point="8" draw:end-shape="id4" draw:end-glue-point="4" svg:d="M3002 10402c0 751 1 251 1 1001" svg:viewBox="0 0 2 1002">
          <text:p/>
        </draw:connector>
        <draw:frame draw:style-name="gr4" draw:text-style-name="P4" draw:layer="layout" svg:width="0.807cm" svg:height="0.725cm" svg:x="3.014cm" svg:y="10.502cm">
          <draw:text-box>
            <text:p><text:span text:style-name="T2">C</text:span></text:p>
          </draw:text-box>
        </draw:frame>
        <draw:frame draw:style-name="gr3" draw:text-style-name="P4" draw:layer="layout" svg:width="0.786cm" svg:height="0.725cm" svg:x="3.015cm" svg:y="13.503cm">
          <draw:text-box>
            <text:p><text:span text:style-name="T2">E</text:span></text:p>
          </draw:text-box>
        </draw:frame>
        <draw:connector draw:style-name="gr2" draw:text-style-name="P3" draw:layer="layout" draw:type="curve" svg:x1="3.003cm" svg:y1="13.403cm" svg:x2="3.004cm" svg:y2="14.504cm" draw:start-shape="id4" draw:start-glue-point="8" draw:end-shape="id5" svg:d="M3003 13403c0 826 1 276 1 1101" svg:viewBox="0 0 2 1102">
          <text:p/>
        </draw:connector>
        <draw:connector draw:style-name="gr2" draw:text-style-name="P3" draw:layer="layout" draw:type="curve" draw:line-skew="0.932cm" svg:x1="4.004cm" svg:y1="15.504cm" svg:x2="4.003cm" svg:y2="12.403cm" draw:start-shape="id5" draw:end-shape="id4" draw:end-glue-point="10" svg:d="M4004 15504c2151 0 2151-3101-1-3101" svg:viewBox="0 0 1615 3102">
          <text:p/>
        </draw:connector>
        <draw:connector draw:style-name="gr2" draw:text-style-name="P3" draw:layer="layout" draw:type="curve" draw:line-skew="-0.851cm" svg:x1="2.004cm" svg:y1="15.504cm" svg:x2="2.003cm" svg:y2="12.403cm" draw:start-shape="id5" draw:start-glue-point="6" draw:end-shape="id4" draw:end-glue-point="6" svg:d="M2004 15504c-2029 0-2029-3101-1-3101" svg:viewBox="0 0 1523 3102">
          <text:p/>
        </draw:connector>
        <draw:connector draw:style-name="gr2" draw:text-style-name="P3" draw:layer="layout" draw:type="curve" draw:line-skew="-0.75cm" svg:x1="2.003cm" svg:y1="12.403cm" svg:x2="2.002cm" svg:y2="9.402cm" draw:start-shape="id4" draw:start-glue-point="6" draw:end-shape="id3" draw:end-glue-point="6" svg:d="M2003 12403c-1878 0-1877-3001-1-3001" svg:viewBox="0 0 1409 3002">
          <text:p/>
        </draw:connector>
        <draw:connector draw:style-name="gr2" draw:text-style-name="P3" draw:layer="layout" draw:type="curve" draw:line-skew="-0.749cm" svg:x1="2.002cm" svg:y1="9.402cm" svg:x2="2.001cm" svg:y2="6.401cm" draw:start-shape="id3" draw:start-glue-point="6" draw:end-shape="id2" draw:end-glue-point="6" svg:d="M2002 9402c-1876 0-1876-3001-1-3001" svg:viewBox="0 0 1408 3002">
          <text:p/>
        </draw:connector>
        <draw:frame draw:style-name="gr3" draw:text-style-name="P4" draw:layer="layout" svg:width="0.786cm" svg:height="0.725cm" svg:x="0.414cm" svg:y="7.502cm">
          <draw:text-box>
            <text:p><text:span text:style-name="T2">A</text:span></text:p>
          </draw:text-box>
        </draw:frame>
        <draw:frame draw:style-name="gr3" draw:text-style-name="P4" draw:layer="layout" svg:width="0.786cm" svg:height="0.725cm" svg:x="3.014cm" svg:y="7.502cm">
          <draw:text-box>
            <text:p><text:span text:style-name="T2">B</text:span></text:p>
          </draw:text-box>
        </draw:frame>
        <draw:frame draw:style-name="gr3" draw:text-style-name="P4" draw:layer="layout" svg:width="0.786cm" svg:height="0.725cm" svg:x="0.3cm" svg:y="13.7cm">
          <draw:text-box>
            <text:p><text:span text:style-name="T2">E</text:span></text:p>
          </draw:text-box>
        </draw:frame>
        <draw:frame draw:style-name="gr5" draw:text-style-name="P4" draw:layer="layout" svg:width="0.832cm" svg:height="0.725cm" svg:x="5cm" svg:y="13.6cm">
          <draw:text-box>
            <text:p><text:span text:style-name="T2">G</text:span></text:p>
          </draw:text-box>
        </draw:frame>
        <draw:custom-shape draw:style-name="gr6" draw:text-style-name="P5" draw:layer="layout" svg:width="1.1cm" svg:height="0.4cm" svg:x="3.6cm" svg:y="4.3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099cm" svg:height="0.4cm" svg:x="3.601cm" svg:y="7.301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3.602cm" svg:y="10.302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3.603cm" svg:y="13.303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4.004cm" svg:y="14.604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0.905cm" svg:y="14.605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0.905cm" svg:y="11.405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0.906cm" svg:y="8.406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cm" svg:height="2cm" svg:x="6cm" svg:y="5.4cm">
          <text:p text:style-name="P1"><text:span text:style-name="T1">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cm" svg:y1="5.4cm" svg:x2="3.708cm" svg:y2="5.694cm" draw:start-shape="id6" draw:start-glue-point="4" draw:end-shape="id2" draw:end-glue-point="11" svg:d="M7000 5400c0-751-3292-898-3292 294" svg:viewBox="0 0 3293 878">
          <text:p/>
        </draw:connector>
        <draw:frame draw:style-name="gr3" draw:text-style-name="P4" draw:layer="layout" svg:width="0.786cm" svg:height="0.725cm" svg:x="5.714cm" svg:y="4.175cm">
          <draw:text-box>
            <text:p><text:span text:style-name="T2">A</text:span></text:p>
          </draw:text-box>
        </draw:frame>
        <draw:custom-shape draw:style-name="gr8" draw:text-style-name="P5" draw:layer="layout" svg:width="1.098cm" svg:height="0.4cm" svg:x="6.8cm" svg:y="4.6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4.001cm" svg:y1="6.401cm" svg:x2="6cm" svg:y2="6.4cm" draw:start-shape="id2" draw:start-glue-point="10" draw:end-shape="id6" draw:end-glue-point="6" svg:d="M4001 6401c1500 0 501-1 1999-1" svg:viewBox="0 0 2000 2">
          <text:p/>
        </draw:connector>
        <draw:frame draw:style-name="gr4" draw:text-style-name="P4" draw:layer="layout" svg:width="0.807cm" svg:height="0.725cm" svg:x="4.714cm" svg:y="5.575cm">
          <draw:text-box>
            <text:p><text:span text:style-name="T2">H</text:span></text:p>
          </draw:text-box>
        </draw:frame>
        <draw:custom-shape draw:style-name="gr8" draw:text-style-name="P5" draw:layer="layout" svg:width="1.098cm" svg:height="0.4cm" svg:x="4.1cm" svg:y="6.5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cm" svg:height="2cm" svg:x="12.5cm" svg:y="-0.6cm">
          <text:p text:style-name="P1"><text:span text:style-name="T1">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cm" svg:height="2cm" svg:x="12.501cm" svg:y="2.401cm">
          <text:p text:style-name="P1"><text:span text:style-name="T1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cm" svg:height="2cm" svg:x="12.502cm" svg:y="8.302cm">
          <text:p text:style-name="P1"><text:span text:style-name="T1">Effect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cm" svg:height="2cm" svg:x="12.503cm" svg:y="11.603cm">
          <text:p text:style-name="P1"><text:span text:style-name="T1">Param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cm" svg:height="2cm" svg:x="12.504cm" svg:y="14.704cm">
          <text:p text:style-name="P1"><text:span text:style-name="T1">Param 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5cm" svg:y1="1.4cm" svg:x2="13.501cm" svg:y2="2.401cm" draw:start-shape="id7" draw:start-glue-point="8" draw:end-shape="id8" draw:end-glue-point="4" svg:d="M13500 1400c0 751 1 251 1 1001" svg:viewBox="0 0 2 1002">
          <text:p/>
        </draw:connector>
        <draw:frame draw:style-name="gr3" draw:text-style-name="P4" draw:layer="layout" svg:width="0.786cm" svg:height="0.725cm" svg:x="13.414cm" svg:y="1.3cm">
          <draw:text-box>
            <text:p><text:span text:style-name="T2">A</text:span></text:p>
          </draw:text-box>
        </draw:frame>
        <draw:connector draw:style-name="gr2" draw:text-style-name="P3" draw:layer="layout" draw:type="curve" svg:x1="13.5cm" svg:y1="7.3cm" svg:x2="13.502cm" svg:y2="8.302cm" draw:start-shape="id9" draw:start-glue-point="8" draw:end-shape="id10" draw:end-glue-point="4" svg:d="M13500 7300c0 753 2 252 2 1002" svg:viewBox="0 0 3 1003">
          <text:p/>
        </draw:connector>
        <draw:frame draw:style-name="gr4" draw:text-style-name="P4" draw:layer="layout" svg:width="0.807cm" svg:height="0.725cm" svg:x="10.914cm" svg:y="10.701cm">
          <draw:text-box>
            <text:p><text:span text:style-name="T2">D</text:span></text:p>
          </draw:text-box>
        </draw:frame>
        <draw:connector draw:style-name="gr2" draw:text-style-name="P3" draw:layer="layout" draw:type="curve" svg:x1="13.502cm" svg:y1="10.302cm" svg:x2="13.503cm" svg:y2="11.603cm" draw:start-shape="id10" draw:start-glue-point="8" draw:end-shape="id11" draw:end-glue-point="4" svg:d="M13502 10302c0 976 1 326 1 1301" svg:viewBox="0 0 2 1302">
          <text:p/>
        </draw:connector>
        <draw:frame draw:style-name="gr4" draw:text-style-name="P4" draw:layer="layout" svg:width="0.807cm" svg:height="0.725cm" svg:x="13.514cm" svg:y="10.702cm">
          <draw:text-box>
            <text:p><text:span text:style-name="T2">C</text:span></text:p>
          </draw:text-box>
        </draw:frame>
        <draw:frame draw:style-name="gr3" draw:text-style-name="P4" draw:layer="layout" svg:width="0.786cm" svg:height="0.725cm" svg:x="13.515cm" svg:y="13.703cm">
          <draw:text-box>
            <text:p><text:span text:style-name="T2">E</text:span></text:p>
          </draw:text-box>
        </draw:frame>
        <draw:connector draw:style-name="gr2" draw:text-style-name="P3" draw:layer="layout" draw:type="curve" svg:x1="13.503cm" svg:y1="13.603cm" svg:x2="13.504cm" svg:y2="14.704cm" draw:start-shape="id11" draw:start-glue-point="8" draw:end-shape="id12" svg:d="M13503 13603c0 826 1 276 1 1101" svg:viewBox="0 0 2 1102">
          <text:p/>
        </draw:connector>
        <draw:connector draw:style-name="gr2" draw:text-style-name="P3" draw:layer="layout" draw:type="curve" draw:line-skew="0.932cm" svg:x1="14.504cm" svg:y1="15.704cm" svg:x2="14.503cm" svg:y2="12.603cm" draw:start-shape="id12" draw:end-shape="id11" draw:end-glue-point="10" svg:d="M14504 15704c2151 0 2151-3101-1-3101" svg:viewBox="0 0 1615 3102">
          <text:p/>
        </draw:connector>
        <draw:connector draw:style-name="gr2" draw:text-style-name="P3" draw:layer="layout" draw:type="curve" draw:line-skew="-0.851cm" svg:x1="12.504cm" svg:y1="15.704cm" svg:x2="12.503cm" svg:y2="12.603cm" draw:start-shape="id12" draw:start-glue-point="6" draw:end-shape="id11" draw:end-glue-point="6" svg:d="M12504 15704c-2029 0-2029-3101-1-3101" svg:viewBox="0 0 1523 3102">
          <text:p/>
        </draw:connector>
        <draw:connector draw:style-name="gr2" draw:text-style-name="P3" draw:layer="layout" draw:type="curve" draw:line-skew="-0.75cm" svg:x1="12.503cm" svg:y1="12.603cm" svg:x2="12.502cm" svg:y2="9.302cm" draw:start-shape="id11" draw:start-glue-point="6" draw:end-shape="id10" draw:end-glue-point="6" svg:d="M12503 12603c-1878 0-1877-3301-1-3301" svg:viewBox="0 0 1409 3302">
          <text:p/>
        </draw:connector>
        <draw:connector draw:style-name="gr2" draw:text-style-name="P3" draw:layer="layout" draw:type="curve" svg:x1="12.502cm" svg:y1="9.302cm" svg:x2="12.5cm" svg:y2="6.3cm" draw:start-shape="id10" draw:start-glue-point="6" draw:end-shape="id9" draw:end-glue-point="6" svg:d="M12502 9302c-754 0-753-3002-2-3002" svg:viewBox="0 0 566 3003">
          <text:p/>
        </draw:connector>
        <draw:frame draw:style-name="gr3" draw:text-style-name="P4" draw:layer="layout" svg:width="0.786cm" svg:height="0.725cm" svg:x="10.914cm" svg:y="7.402cm">
          <draw:text-box>
            <text:p><text:span text:style-name="T2">A</text:span></text:p>
          </draw:text-box>
        </draw:frame>
        <draw:frame draw:style-name="gr3" draw:text-style-name="P4" draw:layer="layout" svg:width="0.786cm" svg:height="0.725cm" svg:x="13.514cm" svg:y="7.402cm">
          <draw:text-box>
            <text:p><text:span text:style-name="T2">B</text:span></text:p>
          </draw:text-box>
        </draw:frame>
        <draw:frame draw:style-name="gr3" draw:text-style-name="P4" draw:layer="layout" svg:width="0.786cm" svg:height="0.725cm" svg:x="10.8cm" svg:y="13.9cm">
          <draw:text-box>
            <text:p><text:span text:style-name="T2">E</text:span></text:p>
          </draw:text-box>
        </draw:frame>
        <draw:frame draw:style-name="gr5" draw:text-style-name="P4" draw:layer="layout" svg:width="0.832cm" svg:height="0.725cm" svg:x="15.5cm" svg:y="13.8cm">
          <draw:text-box>
            <text:p><text:span text:style-name="T2">G</text:span></text:p>
          </draw:text-box>
        </draw:frame>
        <draw:custom-shape draw:style-name="gr6" draw:text-style-name="P5" draw:layer="layout" svg:width="1.1cm" svg:height="0.4cm" svg:x="14.1cm" svg:y="1.3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099cm" svg:height="0.4cm" svg:x="14.101cm" svg:y="4.301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14.102cm" svg:y="10.202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14.103cm" svg:y="13.503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14.504cm" svg:y="14.804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11.405cm" svg:y="14.805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11.405cm" svg:y="11.605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11.406cm" svg:y="8.306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cm" svg:height="2cm" svg:x="16.5cm" svg:y="2.4cm">
          <text:p text:style-name="P1"><text:span text:style-name="T1">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7.5cm" svg:y1="2.4cm" svg:x2="14.208cm" svg:y2="2.694cm" draw:start-shape="id13" draw:start-glue-point="4" draw:end-shape="id8" draw:end-glue-point="11" svg:d="M17500 2400c0-751-3292-898-3292 294" svg:viewBox="0 0 3293 878">
          <text:p/>
        </draw:connector>
        <draw:frame draw:style-name="gr3" draw:text-style-name="P4" draw:layer="layout" svg:width="0.786cm" svg:height="0.725cm" svg:x="16.214cm" svg:y="1.175cm">
          <draw:text-box>
            <text:p><text:span text:style-name="T2">A</text:span></text:p>
          </draw:text-box>
        </draw:frame>
        <draw:custom-shape draw:style-name="gr8" draw:text-style-name="P5" draw:layer="layout" svg:width="1.098cm" svg:height="0.4cm" svg:x="17.3cm" svg:y="1.6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4.501cm" svg:y1="3.401cm" svg:x2="16.5cm" svg:y2="3.4cm" draw:start-shape="id8" draw:start-glue-point="10" draw:end-shape="id13" draw:end-glue-point="6" svg:d="M14501 3401c1500 0 501-1 1999-1" svg:viewBox="0 0 2000 2">
          <text:p/>
        </draw:connector>
        <draw:frame draw:style-name="gr4" draw:text-style-name="P4" draw:layer="layout" svg:width="0.807cm" svg:height="0.725cm" svg:x="15.214cm" svg:y="2.575cm">
          <draw:text-box>
            <text:p><text:span text:style-name="T2">H</text:span></text:p>
          </draw:text-box>
        </draw:frame>
        <draw:custom-shape draw:style-name="gr8" draw:text-style-name="P5" draw:layer="layout" svg:width="1.098cm" svg:height="0.4cm" svg:x="14.6cm" svg:y="3.5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cm" svg:height="2cm" svg:x="12.5cm" svg:y="5.3cm">
          <text:p text:style-name="P1"><text:span text:style-name="T1">Main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501cm" svg:y1="4.401cm" svg:x2="13.5cm" svg:y2="5.3cm" draw:start-shape="id8" draw:start-glue-point="8" draw:end-shape="id9" draw:end-glue-point="4" svg:d="M13501 4401c0 675-1 226-1 899" svg:viewBox="0 0 2 900">
          <text:p/>
        </draw:connector>
        <draw:frame draw:style-name="gr3" draw:text-style-name="P4" draw:layer="layout" svg:width="0.786cm" svg:height="0.725cm" svg:x="12.514cm" svg:y="4.275cm">
          <draw:text-box>
            <text:p><text:span text:style-name="T2">J</text:span></text:p>
          </draw:text-box>
        </draw:frame>
        <draw:connector draw:style-name="gr2" draw:text-style-name="P3" draw:layer="layout" draw:type="curve" svg:x1="12.5cm" svg:y1="6.3cm" svg:x2="12.501cm" svg:y2="3.401cm" draw:start-shape="id9" draw:start-glue-point="6" draw:end-shape="id8" draw:end-glue-point="6" svg:d="M12500 6300c-751 0-752-2899 1-2899" svg:viewBox="0 0 565 2900">
          <text:p/>
        </draw:connector>
        <draw:frame draw:style-name="gr3" draw:text-style-name="P4" draw:layer="layout" svg:width="0.786cm" svg:height="0.725cm" svg:x="11.114cm" svg:y="4.2cm">
          <draw:text-box>
            <text:p><text:span text:style-name="T2">K</text:span></text:p>
          </draw:text-box>
        </draw:frame>
        <draw:custom-shape draw:style-name="gr8" draw:text-style-name="P5" draw:layer="layout" svg:width="1.098cm" svg:height="0.4cm" svg:x="11.3cm" svg:y="5.1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099cm" svg:height="0.4cm" svg:x="14.3cm" svg:y="7.5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cm" svg:height="2cm" svg:x="16.4cm" svg:y="5.3cm">
          <text:p text:style-name="P1"><text:span text:style-name="T1">Patch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4.5cm" svg:y1="6.3cm" svg:x2="16.4cm" svg:y2="6.3cm" draw:start-shape="id9" draw:start-glue-point="10" draw:end-shape="id14" draw:end-glue-point="6" svg:d="M14500 6300h1900" svg:viewBox="0 0 1901 1">
          <text:p/>
        </draw:connector>
        <draw:frame draw:style-name="gr3" draw:text-style-name="P4" draw:layer="layout" svg:width="0.786cm" svg:height="0.725cm" svg:x="15.314cm" svg:y="5.3cm">
          <draw:text-box>
            <text:p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3:58:07.168000000</meta:creation-date>
    <dc:date>2019-02-08T18:04:31.105000000</dc:date>
    <meta:editing-duration>PT36M43S</meta:editing-duration>
    <meta:editing-cycles>3</meta:editing-cycles>
    <meta:generator>LibreOffice/6.0.4.2$Windows_X86_64 LibreOffice_project/9b0d9b32d5dcda91d2f1a96dc04c645c450872bf</meta:generator>
    <meta:document-statistic meta:object-count="82"/>
  </office:meta>
</office:document-meta>
</file>